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3_d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office:value-type="float" office:value="3.000008552" calcext:value-type="float">
            <text:p>3.00000855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06234" calcext:value-type="float">
            <text:p>1.706234</text:p>
          </table:table-cell>
          <table:table-cell/>
          <table:table-cell office:value-type="float" office:value="8.531171" calcext:value-type="float">
            <text:p>8.53117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.000008552" calcext:value-type="float">
            <text:p>6.00000855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741771" calcext:value-type="float">
            <text:p>2.741771</text:p>
          </table:table-cell>
          <table:table-cell/>
          <table:table-cell office:value-type="float" office:value="13.708856" calcext:value-type="float">
            <text:p>13.7088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.000008552" calcext:value-type="float">
            <text:p>9.00000855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93376" calcext:value-type="float">
            <text:p>2.293376</text:p>
          </table:table-cell>
          <table:table-cell/>
          <table:table-cell office:value-type="float" office:value="11.466878" calcext:value-type="float">
            <text:p>11.4668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.000008552" calcext:value-type="float">
            <text:p>12.00000855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75499" calcext:value-type="float">
            <text:p>2.75499</text:p>
          </table:table-cell>
          <table:table-cell/>
          <table:table-cell office:value-type="float" office:value="13.77495" calcext:value-type="float">
            <text:p>13.774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.000008552" calcext:value-type="float">
            <text:p>15.00000855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59946" calcext:value-type="float">
            <text:p>2.259946</text:p>
          </table:table-cell>
          <table:table-cell/>
          <table:table-cell office:value-type="float" office:value="11.299728" calcext:value-type="float">
            <text:p>11.2997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.000008552" calcext:value-type="float">
            <text:p>18.00000855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95629" calcext:value-type="float">
            <text:p>2.495629</text:p>
          </table:table-cell>
          <table:table-cell/>
          <table:table-cell office:value-type="float" office:value="12.478146" calcext:value-type="float">
            <text:p>12.4781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.000008552" calcext:value-type="float">
            <text:p>21.00000855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8906" calcext:value-type="float">
            <text:p>1.798906</text:p>
          </table:table-cell>
          <table:table-cell/>
          <table:table-cell office:value-type="float" office:value="8.994532" calcext:value-type="float">
            <text:p>8.9945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.000008552" calcext:value-type="float">
            <text:p>24.00000855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27628" calcext:value-type="float">
            <text:p>2.227628</text:p>
          </table:table-cell>
          <table:table-cell/>
          <table:table-cell office:value-type="float" office:value="11.138142" calcext:value-type="float">
            <text:p>11.1381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.000008552" calcext:value-type="float">
            <text:p>27.000008552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40641" calcext:value-type="float">
            <text:p>2.040641</text:p>
          </table:table-cell>
          <table:table-cell/>
          <table:table-cell office:value-type="float" office:value="10.203204" calcext:value-type="float">
            <text:p>10.2032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.000008552" calcext:value-type="float">
            <text:p>30.00000855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53382" calcext:value-type="float">
            <text:p>2.053382</text:p>
          </table:table-cell>
          <table:table-cell/>
          <table:table-cell office:value-type="float" office:value="10.266908" calcext:value-type="float">
            <text:p>10.2669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.000008552" calcext:value-type="float">
            <text:p>33.00000855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66042" calcext:value-type="float">
            <text:p>1.766042</text:p>
          </table:table-cell>
          <table:table-cell/>
          <table:table-cell office:value-type="float" office:value="8.830209" calcext:value-type="float">
            <text:p>8.83020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6.000008552" calcext:value-type="float">
            <text:p>36.000008552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3799" calcext:value-type="float">
            <text:p>1.73799</text:p>
          </table:table-cell>
          <table:table-cell/>
          <table:table-cell office:value-type="float" office:value="8.68995" calcext:value-type="float">
            <text:p>8.689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9.000008552" calcext:value-type="float">
            <text:p>39.00000855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41795" calcext:value-type="float">
            <text:p>2.341795</text:p>
          </table:table-cell>
          <table:table-cell/>
          <table:table-cell office:value-type="float" office:value="11.708977" calcext:value-type="float">
            <text:p>11.70897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.000008552" calcext:value-type="float">
            <text:p>42.00000855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15307" calcext:value-type="float">
            <text:p>2.115307</text:p>
          </table:table-cell>
          <table:table-cell/>
          <table:table-cell office:value-type="float" office:value="10.576533" calcext:value-type="float">
            <text:p>10.57653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.000008552" calcext:value-type="float">
            <text:p>45.000008552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43484" calcext:value-type="float">
            <text:p>1.643484</text:p>
          </table:table-cell>
          <table:table-cell/>
          <table:table-cell office:value-type="float" office:value="8.217422" calcext:value-type="float">
            <text:p>8.2174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.000008552" calcext:value-type="float">
            <text:p>48.00000855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15969" calcext:value-type="float">
            <text:p>2.215969</text:p>
          </table:table-cell>
          <table:table-cell/>
          <table:table-cell office:value-type="float" office:value="11.079844" calcext:value-type="float">
            <text:p>11.07984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1.000008552" calcext:value-type="float">
            <text:p>51.00000855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20346" calcext:value-type="float">
            <text:p>1.820346</text:p>
          </table:table-cell>
          <table:table-cell/>
          <table:table-cell office:value-type="float" office:value="9.101728" calcext:value-type="float">
            <text:p>9.10172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4.000008552" calcext:value-type="float">
            <text:p>54.00000855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658472" calcext:value-type="float">
            <text:p>2.658472</text:p>
          </table:table-cell>
          <table:table-cell/>
          <table:table-cell office:value-type="float" office:value="13.29236" calcext:value-type="float">
            <text:p>13.292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7.000008552" calcext:value-type="float">
            <text:p>57.00000855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74769" calcext:value-type="float">
            <text:p>1.974769</text:p>
          </table:table-cell>
          <table:table-cell/>
          <table:table-cell office:value-type="float" office:value="9.873846" calcext:value-type="float">
            <text:p>9.87384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0.000008552" calcext:value-type="float">
            <text:p>60.000008552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70432" calcext:value-type="float">
            <text:p>2.370432</text:p>
          </table:table-cell>
          <table:table-cell/>
          <table:table-cell office:value-type="float" office:value="11.852158" calcext:value-type="float">
            <text:p>11.85215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3.000008552" calcext:value-type="float">
            <text:p>63.00000855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06471" calcext:value-type="float">
            <text:p>2.006471</text:p>
          </table:table-cell>
          <table:table-cell/>
          <table:table-cell office:value-type="float" office:value="10.032353" calcext:value-type="float">
            <text:p>10.0323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6.000008552" calcext:value-type="float">
            <text:p>66.000008552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322944" calcext:value-type="float">
            <text:p>1.322944</text:p>
          </table:table-cell>
          <table:table-cell/>
          <table:table-cell office:value-type="float" office:value="6.614718" calcext:value-type="float">
            <text:p>6.61471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9.000008552" calcext:value-type="float">
            <text:p>69.000008552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56459" calcext:value-type="float">
            <text:p>1.956459</text:p>
          </table:table-cell>
          <table:table-cell/>
          <table:table-cell office:value-type="float" office:value="9.782295" calcext:value-type="float">
            <text:p>9.7822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.000008552" calcext:value-type="float">
            <text:p>72.00000855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53299" calcext:value-type="float">
            <text:p>2.053299</text:p>
          </table:table-cell>
          <table:table-cell/>
          <table:table-cell office:value-type="float" office:value="10.266496" calcext:value-type="float">
            <text:p>10.26649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.000008552" calcext:value-type="float">
            <text:p>75.00000855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496695" calcext:value-type="float">
            <text:p>1.496695</text:p>
          </table:table-cell>
          <table:table-cell/>
          <table:table-cell office:value-type="float" office:value="7.483476" calcext:value-type="float">
            <text:p>7.4834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.000008552" calcext:value-type="float">
            <text:p>78.00000855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59756" calcext:value-type="float">
            <text:p>1.759756</text:p>
          </table:table-cell>
          <table:table-cell/>
          <table:table-cell office:value-type="float" office:value="8.798779" calcext:value-type="float">
            <text:p>8.79877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.000008552" calcext:value-type="float">
            <text:p>81.00000855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17147" calcext:value-type="float">
            <text:p>2.017147</text:p>
          </table:table-cell>
          <table:table-cell/>
          <table:table-cell office:value-type="float" office:value="10.085736" calcext:value-type="float">
            <text:p>10.08573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.000008552" calcext:value-type="float">
            <text:p>84.00000855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17956" calcext:value-type="float">
            <text:p>2.117956</text:p>
          </table:table-cell>
          <table:table-cell/>
          <table:table-cell office:value-type="float" office:value="10.589778" calcext:value-type="float">
            <text:p>10.5897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7.000008552" calcext:value-type="float">
            <text:p>87.000008552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883" calcext:value-type="float">
            <text:p>1.79883</text:p>
          </table:table-cell>
          <table:table-cell/>
          <table:table-cell office:value-type="float" office:value="8.994149" calcext:value-type="float">
            <text:p>8.99414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0.000008552" calcext:value-type="float">
            <text:p>90.00000855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293371" calcext:value-type="float">
            <text:p>1.293371</text:p>
          </table:table-cell>
          <table:table-cell/>
          <table:table-cell office:value-type="float" office:value="6.466854" calcext:value-type="float">
            <text:p>6.4668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.000008552" calcext:value-type="float">
            <text:p>93.000008552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61429" calcext:value-type="float">
            <text:p>2.161429</text:p>
          </table:table-cell>
          <table:table-cell/>
          <table:table-cell office:value-type="float" office:value="10.807144" calcext:value-type="float">
            <text:p>10.80714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.000008552" calcext:value-type="float">
            <text:p>96.000008552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41059" calcext:value-type="float">
            <text:p>2.41059</text:p>
          </table:table-cell>
          <table:table-cell/>
          <table:table-cell office:value-type="float" office:value="12.052951" calcext:value-type="float">
            <text:p>12.0529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9.000008552" calcext:value-type="float">
            <text:p>99.000008552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15111" calcext:value-type="float">
            <text:p>1.915111</text:p>
          </table:table-cell>
          <table:table-cell/>
          <table:table-cell office:value-type="float" office:value="9.575556" calcext:value-type="float">
            <text:p>9.57555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2.000008552" calcext:value-type="float">
            <text:p>102.00000855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23573" calcext:value-type="float">
            <text:p>1.723573</text:p>
          </table:table-cell>
          <table:table-cell/>
          <table:table-cell office:value-type="float" office:value="8.617867" calcext:value-type="float">
            <text:p>8.61786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5.000008552" calcext:value-type="float">
            <text:p>105.000008552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03449" calcext:value-type="float">
            <text:p>1.603449</text:p>
          </table:table-cell>
          <table:table-cell/>
          <table:table-cell office:value-type="float" office:value="8.017245" calcext:value-type="float">
            <text:p>8.01724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8.000008552" calcext:value-type="float">
            <text:p>108.000008552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74583" calcext:value-type="float">
            <text:p>1.974583</text:p>
          </table:table-cell>
          <table:table-cell/>
          <table:table-cell office:value-type="float" office:value="9.872915" calcext:value-type="float">
            <text:p>9.87291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1.000008552" calcext:value-type="float">
            <text:p>111.000008552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59305" calcext:value-type="float">
            <text:p>1.959305</text:p>
          </table:table-cell>
          <table:table-cell/>
          <table:table-cell office:value-type="float" office:value="9.796523" calcext:value-type="float">
            <text:p>9.7965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4.000008552" calcext:value-type="float">
            <text:p>114.000008552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4997" calcext:value-type="float">
            <text:p>1.64997</text:p>
          </table:table-cell>
          <table:table-cell/>
          <table:table-cell office:value-type="float" office:value="8.249852" calcext:value-type="float">
            <text:p>8.24985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.000008552" calcext:value-type="float">
            <text:p>117.000008552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73498" calcext:value-type="float">
            <text:p>2.373498</text:p>
          </table:table-cell>
          <table:table-cell/>
          <table:table-cell office:value-type="float" office:value="11.867488" calcext:value-type="float">
            <text:p>11.86748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.000008552" calcext:value-type="float">
            <text:p>120.000008552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61746" calcext:value-type="float">
            <text:p>1.861746</text:p>
          </table:table-cell>
          <table:table-cell/>
          <table:table-cell office:value-type="float" office:value="9.308731" calcext:value-type="float">
            <text:p>9.30873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3.00002196" calcext:value-type="float">
            <text:p>123.00002196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62502" calcext:value-type="float">
            <text:p>1.762502</text:p>
          </table:table-cell>
          <table:table-cell/>
          <table:table-cell office:value-type="float" office:value="8.812511" calcext:value-type="float">
            <text:p>8.81251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.000008552" calcext:value-type="float">
            <text:p>126.000008552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2744" calcext:value-type="float">
            <text:p>2.022744</text:p>
          </table:table-cell>
          <table:table-cell/>
          <table:table-cell office:value-type="float" office:value="10.11372" calcext:value-type="float">
            <text:p>10.113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.000008552" calcext:value-type="float">
            <text:p>129.000008552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99288" calcext:value-type="float">
            <text:p>2.099288</text:p>
          </table:table-cell>
          <table:table-cell/>
          <table:table-cell office:value-type="float" office:value="10.496442" calcext:value-type="float">
            <text:p>10.4964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.000008552" calcext:value-type="float">
            <text:p>132.00000855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50732" calcext:value-type="float">
            <text:p>1.750732</text:p>
          </table:table-cell>
          <table:table-cell/>
          <table:table-cell office:value-type="float" office:value="8.753661" calcext:value-type="float">
            <text:p>8.7536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.000008552" calcext:value-type="float">
            <text:p>135.000008552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0336" calcext:value-type="float">
            <text:p>1.790336</text:p>
          </table:table-cell>
          <table:table-cell/>
          <table:table-cell office:value-type="float" office:value="8.951679" calcext:value-type="float">
            <text:p>8.95167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8.000008552" calcext:value-type="float">
            <text:p>138.000008552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97421" calcext:value-type="float">
            <text:p>1.997421</text:p>
          </table:table-cell>
          <table:table-cell/>
          <table:table-cell office:value-type="float" office:value="9.987105" calcext:value-type="float">
            <text:p>9.9871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.000008552" calcext:value-type="float">
            <text:p>141.000008552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38304" calcext:value-type="float">
            <text:p>2.038304</text:p>
          </table:table-cell>
          <table:table-cell/>
          <table:table-cell office:value-type="float" office:value="10.191521" calcext:value-type="float">
            <text:p>10.19152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4.000008552" calcext:value-type="float">
            <text:p>144.000008552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4398" calcext:value-type="float">
            <text:p>2.074398</text:p>
          </table:table-cell>
          <table:table-cell/>
          <table:table-cell office:value-type="float" office:value="10.371992" calcext:value-type="float">
            <text:p>10.3719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7.000008552" calcext:value-type="float">
            <text:p>147.000008552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44696" calcext:value-type="float">
            <text:p>2.144696</text:p>
          </table:table-cell>
          <table:table-cell/>
          <table:table-cell office:value-type="float" office:value="10.723481" calcext:value-type="float">
            <text:p>10.7234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.000008552" calcext:value-type="float">
            <text:p>150.00000855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40985" calcext:value-type="float">
            <text:p>1.940985</text:p>
          </table:table-cell>
          <table:table-cell/>
          <table:table-cell office:value-type="float" office:value="9.704923" calcext:value-type="float">
            <text:p>9.7049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.000008552" calcext:value-type="float">
            <text:p>153.000008552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17476" calcext:value-type="float">
            <text:p>2.317476</text:p>
          </table:table-cell>
          <table:table-cell/>
          <table:table-cell office:value-type="float" office:value="11.587381" calcext:value-type="float">
            <text:p>11.5873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6.000008552" calcext:value-type="float">
            <text:p>156.000008552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6331" calcext:value-type="float">
            <text:p>1.796331</text:p>
          </table:table-cell>
          <table:table-cell/>
          <table:table-cell office:value-type="float" office:value="8.981657" calcext:value-type="float">
            <text:p>8.9816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9.000008552" calcext:value-type="float">
            <text:p>159.000008552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30242" calcext:value-type="float">
            <text:p>2.030242</text:p>
          </table:table-cell>
          <table:table-cell/>
          <table:table-cell office:value-type="float" office:value="10.151212" calcext:value-type="float">
            <text:p>10.15121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2.000008552" calcext:value-type="float">
            <text:p>162.000008552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67685" calcext:value-type="float">
            <text:p>2.067685</text:p>
          </table:table-cell>
          <table:table-cell/>
          <table:table-cell office:value-type="float" office:value="10.338424" calcext:value-type="float">
            <text:p>10.33842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5.000008552" calcext:value-type="float">
            <text:p>165.000008552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66096" calcext:value-type="float">
            <text:p>2.166096</text:p>
          </table:table-cell>
          <table:table-cell/>
          <table:table-cell office:value-type="float" office:value="10.830481" calcext:value-type="float">
            <text:p>10.83048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8.000008552" calcext:value-type="float">
            <text:p>168.00000855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41484" calcext:value-type="float">
            <text:p>1.741484</text:p>
          </table:table-cell>
          <table:table-cell/>
          <table:table-cell office:value-type="float" office:value="8.70742" calcext:value-type="float">
            <text:p>8.7074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1.000008552" calcext:value-type="float">
            <text:p>171.000008552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37023" calcext:value-type="float">
            <text:p>2.137023</text:p>
          </table:table-cell>
          <table:table-cell/>
          <table:table-cell office:value-type="float" office:value="10.685116" calcext:value-type="float">
            <text:p>10.68511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.000008552" calcext:value-type="float">
            <text:p>174.000008552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67836" calcext:value-type="float">
            <text:p>2.367836</text:p>
          </table:table-cell>
          <table:table-cell/>
          <table:table-cell office:value-type="float" office:value="11.839178" calcext:value-type="float">
            <text:p>11.83917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.000008552" calcext:value-type="float">
            <text:p>177.000008552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10425" calcext:value-type="float">
            <text:p>2.210425</text:p>
          </table:table-cell>
          <table:table-cell/>
          <table:table-cell office:value-type="float" office:value="11.052123" calcext:value-type="float">
            <text:p>11.05212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.000008552" calcext:value-type="float">
            <text:p>180.00000855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88212" calcext:value-type="float">
            <text:p>2.088212</text:p>
          </table:table-cell>
          <table:table-cell/>
          <table:table-cell office:value-type="float" office:value="10.441061" calcext:value-type="float">
            <text:p>10.4410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3.000008552" calcext:value-type="float">
            <text:p>183.000008552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50951" calcext:value-type="float">
            <text:p>2.150951</text:p>
          </table:table-cell>
          <table:table-cell/>
          <table:table-cell office:value-type="float" office:value="10.754757" calcext:value-type="float">
            <text:p>10.7547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6.000008552" calcext:value-type="float">
            <text:p>186.000008552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71752" calcext:value-type="float">
            <text:p>1.971752</text:p>
          </table:table-cell>
          <table:table-cell/>
          <table:table-cell office:value-type="float" office:value="9.858761" calcext:value-type="float">
            <text:p>9.8587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9.000008552" calcext:value-type="float">
            <text:p>189.000008552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75746" calcext:value-type="float">
            <text:p>1.975746</text:p>
          </table:table-cell>
          <table:table-cell/>
          <table:table-cell office:value-type="float" office:value="9.878729" calcext:value-type="float">
            <text:p>9.8787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.000008552" calcext:value-type="float">
            <text:p>192.000008552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68677" calcext:value-type="float">
            <text:p>2.068677</text:p>
          </table:table-cell>
          <table:table-cell/>
          <table:table-cell office:value-type="float" office:value="10.343387" calcext:value-type="float">
            <text:p>10.34338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.000008552" calcext:value-type="float">
            <text:p>195.000008552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02191" calcext:value-type="float">
            <text:p>1.902191</text:p>
          </table:table-cell>
          <table:table-cell/>
          <table:table-cell office:value-type="float" office:value="9.510957" calcext:value-type="float">
            <text:p>9.51095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.000008552" calcext:value-type="float">
            <text:p>198.000008552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40427" calcext:value-type="float">
            <text:p>1.840427</text:p>
          </table:table-cell>
          <table:table-cell/>
          <table:table-cell office:value-type="float" office:value="9.202135" calcext:value-type="float">
            <text:p>9.20213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.000008552" calcext:value-type="float">
            <text:p>201.000008552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522497" calcext:value-type="float">
            <text:p>1.522497</text:p>
          </table:table-cell>
          <table:table-cell/>
          <table:table-cell office:value-type="float" office:value="7.612483" calcext:value-type="float">
            <text:p>7.61248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4.000008552" calcext:value-type="float">
            <text:p>204.000008552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10659" calcext:value-type="float">
            <text:p>2.010659</text:p>
          </table:table-cell>
          <table:table-cell/>
          <table:table-cell office:value-type="float" office:value="10.053295" calcext:value-type="float">
            <text:p>10.0532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7.000008552" calcext:value-type="float">
            <text:p>207.000008552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0752" calcext:value-type="float">
            <text:p>2.020752</text:p>
          </table:table-cell>
          <table:table-cell/>
          <table:table-cell office:value-type="float" office:value="10.103761" calcext:value-type="float">
            <text:p>10.10376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.000008552" calcext:value-type="float">
            <text:p>210.000008552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24501" calcext:value-type="float">
            <text:p>2.024501</text:p>
          </table:table-cell>
          <table:table-cell/>
          <table:table-cell office:value-type="float" office:value="10.122503" calcext:value-type="float">
            <text:p>10.12250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.000008552" calcext:value-type="float">
            <text:p>213.000008552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68857" calcext:value-type="float">
            <text:p>1.768857</text:p>
          </table:table-cell>
          <table:table-cell/>
          <table:table-cell office:value-type="float" office:value="8.844286" calcext:value-type="float">
            <text:p>8.8442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.000008552" calcext:value-type="float">
            <text:p>216.000008552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76377" calcext:value-type="float">
            <text:p>2.176377</text:p>
          </table:table-cell>
          <table:table-cell/>
          <table:table-cell office:value-type="float" office:value="10.881885" calcext:value-type="float">
            <text:p>10.88188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.000008552" calcext:value-type="float">
            <text:p>219.000008552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39984" calcext:value-type="float">
            <text:p>2.339984</text:p>
          </table:table-cell>
          <table:table-cell/>
          <table:table-cell office:value-type="float" office:value="11.699919" calcext:value-type="float">
            <text:p>11.6999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.000008552" calcext:value-type="float">
            <text:p>222.00000855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21339" calcext:value-type="float">
            <text:p>1.921339</text:p>
          </table:table-cell>
          <table:table-cell/>
          <table:table-cell office:value-type="float" office:value="9.606695" calcext:value-type="float">
            <text:p>9.60669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.000008552" calcext:value-type="float">
            <text:p>225.000008552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3544" calcext:value-type="float">
            <text:p>2.3544</text:p>
          </table:table-cell>
          <table:table-cell/>
          <table:table-cell office:value-type="float" office:value="11.772" calcext:value-type="float">
            <text:p>11.7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8.000008552" calcext:value-type="float">
            <text:p>228.000008552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56921" calcext:value-type="float">
            <text:p>1.656921</text:p>
          </table:table-cell>
          <table:table-cell/>
          <table:table-cell office:value-type="float" office:value="8.284605" calcext:value-type="float">
            <text:p>8.284605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.000008552" calcext:value-type="float">
            <text:p>231.000008552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1296" calcext:value-type="float">
            <text:p>2.01296</text:p>
          </table:table-cell>
          <table:table-cell/>
          <table:table-cell office:value-type="float" office:value="10.064801" calcext:value-type="float">
            <text:p>10.0648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.000008552" calcext:value-type="float">
            <text:p>234.000008552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40801" calcext:value-type="float">
            <text:p>1.940801</text:p>
          </table:table-cell>
          <table:table-cell/>
          <table:table-cell office:value-type="float" office:value="9.704004" calcext:value-type="float">
            <text:p>9.70400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.000008552" calcext:value-type="float">
            <text:p>237.000008552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43305" calcext:value-type="float">
            <text:p>2.043305</text:p>
          </table:table-cell>
          <table:table-cell/>
          <table:table-cell office:value-type="float" office:value="10.216526" calcext:value-type="float">
            <text:p>10.21652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0.000008552" calcext:value-type="float">
            <text:p>240.000008552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98537" calcext:value-type="float">
            <text:p>2.198537</text:p>
          </table:table-cell>
          <table:table-cell/>
          <table:table-cell office:value-type="float" office:value="10.992686" calcext:value-type="float">
            <text:p>10.99268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3.000008552" calcext:value-type="float">
            <text:p>243.000008552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72102" calcext:value-type="float">
            <text:p>2.172102</text:p>
          </table:table-cell>
          <table:table-cell/>
          <table:table-cell office:value-type="float" office:value="10.86051" calcext:value-type="float">
            <text:p>10.8605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6.00002196" calcext:value-type="float">
            <text:p>246.00002196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77546" calcext:value-type="float">
            <text:p>2.077546</text:p>
          </table:table-cell>
          <table:table-cell/>
          <table:table-cell office:value-type="float" office:value="10.387729" calcext:value-type="float">
            <text:p>10.38772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9.000008552" calcext:value-type="float">
            <text:p>249.000008552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510275" calcext:value-type="float">
            <text:p>2.510275</text:p>
          </table:table-cell>
          <table:table-cell/>
          <table:table-cell office:value-type="float" office:value="12.551376" calcext:value-type="float">
            <text:p>12.5513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2.000008552" calcext:value-type="float">
            <text:p>252.000008552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567654" calcext:value-type="float">
            <text:p>1.567654</text:p>
          </table:table-cell>
          <table:table-cell/>
          <table:table-cell office:value-type="float" office:value="7.83827" calcext:value-type="float">
            <text:p>7.8382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.000008552" calcext:value-type="float">
            <text:p>255.000008552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82064" calcext:value-type="float">
            <text:p>1.782064</text:p>
          </table:table-cell>
          <table:table-cell/>
          <table:table-cell office:value-type="float" office:value="8.910322" calcext:value-type="float">
            <text:p>8.91032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8.000008552" calcext:value-type="float">
            <text:p>258.000008552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01589" calcext:value-type="float">
            <text:p>2.101589</text:p>
          </table:table-cell>
          <table:table-cell/>
          <table:table-cell office:value-type="float" office:value="10.507947" calcext:value-type="float">
            <text:p>10.50794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1.000008552" calcext:value-type="float">
            <text:p>261.000008552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83491" calcext:value-type="float">
            <text:p>1.883491</text:p>
          </table:table-cell>
          <table:table-cell/>
          <table:table-cell office:value-type="float" office:value="9.417454" calcext:value-type="float">
            <text:p>9.41745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4.000008552" calcext:value-type="float">
            <text:p>264.000008552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08878" calcext:value-type="float">
            <text:p>1.708878</text:p>
          </table:table-cell>
          <table:table-cell/>
          <table:table-cell office:value-type="float" office:value="8.544392" calcext:value-type="float">
            <text:p>8.54439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7.000008552" calcext:value-type="float">
            <text:p>267.000008552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500054" calcext:value-type="float">
            <text:p>1.500054</text:p>
          </table:table-cell>
          <table:table-cell/>
          <table:table-cell office:value-type="float" office:value="7.500272" calcext:value-type="float">
            <text:p>7.50027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0.000008552" calcext:value-type="float">
            <text:p>270.000008552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901" calcext:value-type="float">
            <text:p>1.8901</text:p>
          </table:table-cell>
          <table:table-cell/>
          <table:table-cell office:value-type="float" office:value="9.450501" calcext:value-type="float">
            <text:p>9.450501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3.000008552" calcext:value-type="float">
            <text:p>273.00000855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621488" calcext:value-type="float">
            <text:p>1.621488</text:p>
          </table:table-cell>
          <table:table-cell/>
          <table:table-cell office:value-type="float" office:value="8.107439" calcext:value-type="float">
            <text:p>8.10743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6.000008552" calcext:value-type="float">
            <text:p>276.000008552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38234" calcext:value-type="float">
            <text:p>2.038234</text:p>
          </table:table-cell>
          <table:table-cell/>
          <table:table-cell office:value-type="float" office:value="10.19117" calcext:value-type="float">
            <text:p>10.1911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9.000008552" calcext:value-type="float">
            <text:p>279.000008552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50915" calcext:value-type="float">
            <text:p>2.50915</text:p>
          </table:table-cell>
          <table:table-cell/>
          <table:table-cell office:value-type="float" office:value="12.545748" calcext:value-type="float">
            <text:p>12.54574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2.000008552" calcext:value-type="float">
            <text:p>282.00000855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90366" calcext:value-type="float">
            <text:p>1.790366</text:p>
          </table:table-cell>
          <table:table-cell/>
          <table:table-cell office:value-type="float" office:value="8.951832" calcext:value-type="float">
            <text:p>8.951832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5.000008552" calcext:value-type="float">
            <text:p>285.000008552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087027" calcext:value-type="float">
            <text:p>2.087027</text:p>
          </table:table-cell>
          <table:table-cell/>
          <table:table-cell office:value-type="float" office:value="10.435134" calcext:value-type="float">
            <text:p>10.435134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88.000008552" calcext:value-type="float">
            <text:p>288.000008552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254891" calcext:value-type="float">
            <text:p>2.254891</text:p>
          </table:table-cell>
          <table:table-cell/>
          <table:table-cell office:value-type="float" office:value="11.274453" calcext:value-type="float">
            <text:p>11.27445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1.000008552" calcext:value-type="float">
            <text:p>291.000008552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834915" calcext:value-type="float">
            <text:p>1.834915</text:p>
          </table:table-cell>
          <table:table-cell/>
          <table:table-cell office:value-type="float" office:value="9.174573" calcext:value-type="float">
            <text:p>9.17457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4.000008552" calcext:value-type="float">
            <text:p>294.000008552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731602" calcext:value-type="float">
            <text:p>1.731602</text:p>
          </table:table-cell>
          <table:table-cell/>
          <table:table-cell office:value-type="float" office:value="8.658009" calcext:value-type="float">
            <text:p>8.65800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97.000008552" calcext:value-type="float">
            <text:p>297.000008552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2.129922" calcext:value-type="float">
            <text:p>2.129922</text:p>
          </table:table-cell>
          <table:table-cell/>
          <table:table-cell office:value-type="float" office:value="10.649608" calcext:value-type="float">
            <text:p>10.649608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.000008552" calcext:value-type="float">
            <text:p>300.000008552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3</text:p>
          </table:table-cell>
          <table:table-cell/>
          <table:table-cell office:value-type="float" office:value="1.990492" calcext:value-type="float">
            <text:p>1.990492</text:p>
          </table:table-cell>
          <table:table-cell/>
          <table:table-cell office:value-type="float" office:value="9.952462" calcext:value-type="float">
            <text:p>9.952462</text:p>
          </table:table-cell>
          <table:table-cell/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0" meta:object-count="0"/>
    <meta:generator>LibreOffice/5.1.4.2$Linux_X86_64 LibreOffice_project/10m0$Build-2</meta:generator>
  </office:meta>
</office:document-meta>
</file>